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ExchangeBeanRegistrationAotContribution.applyTo( GenerationContext generationContext , BeanRegistrationCode beanRegistrationC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ExchangeBeanRegistrationAotContribution.HttpExchangeBeanRegistrationAotContribution( List &lt; Class &lt; ? &gt; &gt; httpExchangeInterf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ExchangeBeanRegistrationAotProcessor.processAheadOfTime( RegisteredBean registeredBea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